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Preformatted_20_Text">
      <style:paragraph-properties fo:margin-top="0in" fo:margin-bottom="0.0201in" style:contextual-spacing="false" fo:padding="0in" fo:border="none"/>
    </style:style>
    <style:style style:name="P6" style:family="paragraph" style:parent-style-name="Heading_20_1">
      <style:paragraph-properties fo:break-before="page"/>
      <style:text-properties officeooo:paragraph-rsid="0008e15f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08e15f"/>
    </style:style>
    <style:style style:name="P12" style:family="paragraph" style:parent-style-name="Text_20_body">
      <loext:graphic-properties draw:fill="solid" draw:fill-color="#ffff00" draw:opacity="100%"/>
      <style:paragraph-properties fo:margin-top="0in" fo:margin-bottom="0in" style:contextual-spacing="false" fo:background-color="#ffff00"/>
      <style:text-properties officeooo:paragraph-rsid="0008e15f"/>
    </style:style>
    <style:style style:name="P13" style:family="paragraph" style:parent-style-name="Text_20_body">
      <loext:graphic-properties draw:fill="solid" draw:fill-color="#b4c7dc" draw:opacity="100%"/>
      <style:paragraph-properties fo:margin-top="0in" fo:margin-bottom="0in" style:contextual-spacing="false" fo:background-color="#b4c7dc"/>
      <style:text-properties officeooo:paragraph-rsid="0008e15f"/>
    </style:style>
    <style:style style:name="P14" style:family="paragraph" style:parent-style-name="Text_20_body">
      <loext:graphic-properties draw:fill="solid" draw:fill-color="#dedce6" draw:opacity="100%"/>
      <style:paragraph-properties fo:margin-top="0in" fo:margin-bottom="0in" style:contextual-spacing="false" fo:background-color="#dedce6"/>
      <style:text-properties officeooo:paragraph-rsid="0008e15f"/>
    </style:style>
    <style:style style:name="P15" style:family="paragraph" style:parent-style-name="Text_20_body">
      <loext:graphic-properties draw:fill="solid" draw:fill-color="#b7b3ca" draw:opacity="100%"/>
      <style:paragraph-properties fo:margin-top="0in" fo:margin-bottom="0in" style:contextual-spacing="false" fo:background-color="#b7b3ca"/>
      <style:text-properties officeooo:paragraph-rsid="0008e15f"/>
    </style:style>
    <style:style style:name="P16" style:family="paragraph" style:parent-style-name="Text_20_body" style:master-page-name="Landscape">
      <style:paragraph-properties fo:margin-top="0in" fo:margin-bottom="0in" style:contextual-spacing="false" style:page-number="auto"/>
      <style:text-properties officeooo:paragraph-rsid="0008e15f"/>
    </style:style>
    <style:style style:name="P17" style:family="paragraph" style:parent-style-name="Text_20_body">
      <loext:graphic-properties draw:fill="solid" draw:fill-color="#b7b3ca" draw:opacity="100%"/>
      <style:paragraph-properties fo:margin-top="0.0598in" fo:margin-bottom="0in" style:contextual-spacing="false" fo:background-color="#b7b3ca"/>
      <style:text-properties officeooo:paragraph-rsid="0008e15f"/>
    </style:style>
    <style:style style:name="P18" style:family="paragraph" style:parent-style-name="Text_20_body">
      <style:paragraph-properties fo:margin-top="0.0799in" fo:margin-bottom="0in" style:contextual-spacing="false"/>
      <style:text-properties officeooo:paragraph-rsid="0008e15f"/>
    </style:style>
    <style:style style:name="P19" style:family="paragraph" style:parent-style-name="Text_20_body">
      <style:paragraph-properties fo:margin-top="0in" fo:margin-bottom="0in" style:contextual-spacing="false"/>
      <style:text-properties fo:font-weight="bold" officeooo:paragraph-rsid="0008e15f" style:font-weight-asian="bold" style:font-weight-complex="bold"/>
    </style:style>
    <style:style style:name="P20" style:family="paragraph" style:parent-style-name="Text_20_body">
      <loext:graphic-properties draw:fill="solid" draw:fill-color="#ffff00" draw:opacity="100%"/>
      <style:paragraph-properties fo:margin-top="0in" fo:margin-bottom="0in" style:contextual-spacing="false" fo:background-color="#ffff00"/>
      <style:text-properties fo:font-weight="bold" officeooo:paragraph-rsid="0008e15f" style:font-weight-asian="bold" style:font-weight-complex="bold"/>
    </style:style>
    <style:style style:name="P21" style:family="paragraph" style:parent-style-name="Text_20_body">
      <loext:graphic-properties draw:fill="solid" draw:fill-color="#b4c7dc" draw:opacity="100%"/>
      <style:paragraph-properties fo:margin-top="0in" fo:margin-bottom="0in" style:contextual-spacing="false" fo:background-color="#b4c7dc"/>
      <style:text-properties fo:font-weight="bold" officeooo:paragraph-rsid="0008e15f" style:font-weight-asian="bold" style:font-weight-complex="bold"/>
    </style:style>
    <style:style style:name="P22" style:family="paragraph" style:parent-style-name="Text_20_body">
      <loext:graphic-properties draw:fill="solid" draw:fill-color="#ffff00" draw:opacity="100%"/>
      <style:paragraph-properties fo:margin-top="0in" fo:margin-bottom="0.1in" style:contextual-spacing="false" fo:background-color="#ffff00"/>
      <style:text-properties fo:font-weight="bold" officeooo:paragraph-rsid="0008e15f" style:font-weight-asian="bold" style:font-weight-complex="bold"/>
    </style:style>
    <style:style style:name="P23" style:family="paragraph" style:parent-style-name="Text_20_body">
      <style:paragraph-properties fo:margin-top="0in" fo:margin-bottom="0in" style:contextual-spacing="false" fo:break-before="page"/>
      <style:text-properties fo:font-weight="bold" officeooo:paragraph-rsid="00096a34" style:font-weight-asian="bold" style:font-weight-complex="bold"/>
    </style:style>
    <style:style style:name="P24" style:family="paragraph" style:parent-style-name="Text_20_body">
      <style:paragraph-properties fo:margin-top="0in" fo:margin-bottom="0in" style:contextual-spacing="false"/>
      <style:text-properties officeooo:paragraph-rsid="00096a34"/>
    </style:style>
    <style:style style:name="P25" style:family="paragraph" style:parent-style-name="Text_20_body">
      <style:paragraph-properties fo:margin-top="0in" fo:margin-bottom="0in" style:contextual-spacing="false"/>
      <style:text-properties fo:font-size="11pt" officeooo:paragraph-rsid="00096a34" style:font-size-asian="11pt" style:font-size-complex="11pt"/>
    </style:style>
    <style:style style:name="P26" style:family="paragraph" style:parent-style-name="Text_20_body">
      <style:paragraph-properties fo:margin-top="0in" fo:margin-bottom="0in" style:contextual-spacing="false"/>
      <style:text-properties fo:font-size="11pt" officeooo:paragraph-rsid="0008e15f" style:font-size-asian="11pt" style:font-size-complex="11pt"/>
    </style:style>
    <style:style style:name="P27" style:family="paragraph" style:parent-style-name="Text_20_body">
      <style:paragraph-properties fo:margin-top="0in" fo:margin-bottom="0in" style:contextual-spacing="false"/>
      <style:text-properties fo:font-size="12pt" officeooo:paragraph-rsid="00096a34" style:font-size-asian="12pt" style:font-size-complex="12pt"/>
    </style:style>
    <style:style style:name="P28" style:family="paragraph" style:parent-style-name="Text_20_body" style:master-page-name="Standard">
      <loext:graphic-properties draw:fill="solid" draw:fill-color="#dedce6" draw:opacity="100%"/>
      <style:paragraph-properties fo:margin-top="0in" fo:margin-bottom="0in" style:contextual-spacing="false" style:page-number="auto" fo:background-color="#dedce6"/>
      <style:text-properties fo:font-size="12pt" officeooo:paragraph-rsid="00096a34" style:font-size-asian="12pt" style:font-size-complex="12pt"/>
    </style:style>
    <style:style style:name="P29" style:family="paragraph" style:parent-style-name="Text_20_body">
      <style:paragraph-properties fo:margin-top="0in" fo:margin-bottom="0in" style:contextual-spacing="false"/>
      <style:text-properties fo:font-size="12pt" officeooo:paragraph-rsid="0008e15f" style:font-size-asian="12pt" style:font-size-complex="12pt"/>
    </style:style>
    <style:style style:name="P30" style:family="paragraph" style:parent-style-name="Text_20_body">
      <loext:graphic-properties draw:fill="solid" draw:fill-color="#dedce6" draw:opacity="100%"/>
      <style:paragraph-properties fo:margin-top="0in" fo:margin-bottom="0in" style:contextual-spacing="false" fo:background-color="#dedce6"/>
      <style:text-properties fo:font-size="12pt" officeooo:paragraph-rsid="0008e15f" style:font-size-asian="12pt" style:font-size-complex="12pt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6a34" style:font-weight-asian="bold" style:font-weight-complex="bold"/>
    </style:style>
    <style:style style:name="T5" style:family="text">
      <style:text-properties officeooo:rsid="0008e15f"/>
    </style:style>
    <style:style style:name="T6" style:family="text">
      <style:text-properties officeooo:rsid="00096a34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.2in">
          <style:column-sep style:width="0.0035in" style:color="#000000" style:height="100%" style:style="solid"/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>
          <style:column-sep style:width="0.0035in" style:color="#000000" style:height="100%" style:style="solid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432. All O`one Data Structure</text:h>
      <text:p text:style-name="P2">Design a data structure to store the strings' count with the ability to return the strings with minimum and maximum counts.</text:p>
      <text:p text:style-name="P2">Implement the <text:span text:style-name="Source_20_Text"><text:span text:style-name="T2">AllOne</text:span></text:span> class:</text:p>
      <text:list text:style-name="L1">
        <text:list-item>
          <text:p text:style-name="P7"><text:span text:style-name="Source_20_Text"><text:span text:style-name="T2">AllOne()</text:span></text:span> Initializes the object of the data structure.</text:p>
        </text:list-item>
        <text:list-item>
          <text:p text:style-name="P7"><text:span text:style-name="Source_20_Text"><text:span text:style-name="T2">inc(String key)</text:span></text:span> Increments the count of the string <text:span text:style-name="Source_20_Text"><text:span text:style-name="T2">key</text:span></text:span> by <text:span text:style-name="Source_20_Text"><text:span text:style-name="T2">1</text:span></text:span>. If <text:span text:style-name="Source_20_Text"><text:span text:style-name="T2">key</text:span></text:span> does not exist in the data structure, insert it with count <text:span text:style-name="Source_20_Text"><text:span text:style-name="T2">1</text:span></text:span>.</text:p>
        </text:list-item>
        <text:list-item>
          <text:p text:style-name="P7"><text:span text:style-name="Source_20_Text"><text:span text:style-name="T2">dec(String key)</text:span></text:span> Decrements the count of the string <text:span text:style-name="Source_20_Text"><text:span text:style-name="T2">key</text:span></text:span> by <text:span text:style-name="Source_20_Text"><text:span text:style-name="T2">1</text:span></text:span>. If the count of <text:span text:style-name="Source_20_Text"><text:span text:style-name="T2">key</text:span></text:span> is <text:span text:style-name="Source_20_Text"><text:span text:style-name="T2">0</text:span></text:span> after the decrement, remove it from the data structure. It is guaranteed that <text:span text:style-name="Source_20_Text"><text:span text:style-name="T2">key</text:span></text:span> exists in the data structure before the decrement.</text:p>
        </text:list-item>
        <text:list-item>
          <text:p text:style-name="P7"><text:span text:style-name="Source_20_Text"><text:span text:style-name="T2">getMaxKey()</text:span></text:span> Returns one of the keys with the maximal count. If no element exists, return an empty string <text:span text:style-name="Source_20_Text"><text:span text:style-name="T2">""</text:span></text:span>.</text:p>
        </text:list-item>
        <text:list-item>
          <text:p text:style-name="P8"><text:span text:style-name="Source_20_Text"><text:span text:style-name="T2">getMinKey()</text:span></text:span> Returns one of the keys with the minimum count. If no element exists, return an empty string <text:span text:style-name="Source_20_Text"><text:span text:style-name="T2">""</text:span></text:span>.</text:p>
        </text:list-item>
      </text:list>
      <text:p text:style-name="P3"><text:span text:style-name="Strong_20_Emphasis"><text:span text:style-name="T1">Note</text:span></text:span> that each function must run in <text:span text:style-name="Source_20_Text"><text:span text:style-name="T2">O(1)</text:span></text:span> average time complexity.</text:p>
      <text:p text:style-name="P2"><text:span text:style-name="Strong_20_Emphasis"><text:span text:style-name="T1">Example 1:</text:span></text:span></text:p>
      <text:p text:style-name="P1"><text:span text:style-name="Strong_20_Emphasis"><text:span text:style-name="T1">Input</text:span></text:span></text:p>
      <text:p text:style-name="P4">["AllOne", "inc", "inc", "getMaxKey", "getMinKey", "inc", "getMaxKey", "getMinKey"]</text:p>
      <text:p text:style-name="P4">[[], ["hello"], ["hello"], [], [], ["leet"], [], []]</text:p>
      <text:p text:style-name="P1"><text:span text:style-name="Strong_20_Emphasis"><text:span text:style-name="T1">Output</text:span></text:span></text:p>
      <text:p text:style-name="P4">[null, null, null, "hello", "hello", null, "hello", "leet"]</text:p>
      <text:p text:style-name="P1"><text:span text:style-name="Strong_20_Emphasis"><text:span text:style-name="T1">Explanation</text:span></text:span></text:p>
      <text:p text:style-name="P4">AllOne allOne = new AllOne();</text:p>
      <text:p text:style-name="P4">allOne.inc("hello");</text:p>
      <text:p text:style-name="P4">allOne.inc("hello");</text:p>
      <text:p text:style-name="P4">allOne.getMaxKey(); // return "hello"</text:p>
      <text:p text:style-name="P4">allOne.getMinKey(); // return "hello"</text:p>
      <text:p text:style-name="P4">allOne.inc("leet");</text:p>
      <text:p text:style-name="P4">allOne.getMaxKey(); // return "hello"</text:p>
      <text:p text:style-name="P5">allOne.getMinKey(); // return "leet"</text:p>
      <text:p text:style-name="P3"><text:span text:style-name="Strong_20_Emphasis"><text:span text:style-name="T1">Constraints:</text:span></text:span></text:p>
      <text:list text:style-name="L2">
        <text:list-item>
          <text:p text:style-name="P9"><text:span text:style-name="Source_20_Text"><text:span text:style-name="T2">1 &lt;= key.length &lt;= 10</text:span></text:span></text:p>
        </text:list-item>
        <text:list-item>
          <text:p text:style-name="P9"><text:span text:style-name="Source_20_Text"><text:span text:style-name="T2">key</text:span></text:span> consists of lowercase English letters.</text:p>
        </text:list-item>
        <text:list-item>
          <text:p text:style-name="P9">It is guaranteed that for each call to <text:span text:style-name="Source_20_Text"><text:span text:style-name="T2">dec</text:span></text:span>, <text:span text:style-name="Source_20_Text"><text:span text:style-name="T2">key</text:span></text:span> is existing in the data structure.</text:p>
        </text:list-item>
        <text:list-item>
          <text:p text:style-name="P10">At most <text:span text:style-name="Source_20_Text"><text:span text:style-name="T2">5 * 10</text:span></text:span><text:span text:style-name="Source_20_Text"><text:span text:style-name="T1">4</text:span></text:span> calls will be made to <text:span text:style-name="Source_20_Text"><text:span text:style-name="T2">inc</text:span></text:span>, <text:span text:style-name="Source_20_Text"><text:span text:style-name="T2">dec</text:span></text:span>, <text:span text:style-name="Source_20_Text"><text:span text:style-name="T2">getMaxKey</text:span></text:span>, and <text:span text:style-name="Source_20_Text"><text:span text:style-name="T2">getMinKey</text:span></text:span>.</text:p>
        </text:list-item>
      </text:list>
      <text:h text:style-name="Heading_20_3" text:outline-level="3"/>
      <text:h text:style-name="P6" text:outline-level="1">432. All O`one Data Structure</text:h>
      <text:p text:style-name="P11">/*</text:p>
      <text:p text:style-name="P19"><text:s text:c="4"/>Doubly linked list+Hash set+Hash map</text:p>
      <text:p text:style-name="P11"><text:s text:c="4"/>Time compexlity: <draw:frame draw:style-name="fr1" draw:name="Object1" text:anchor-type="as-char" svg:y="-0.1909in" svg:width="1.0953in" svg:height="0.251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text:s text:c="4"/><text:span text:style-name="T5">soace</text:span> compexlity: <draw:frame draw:style-name="fr1" draw:name="Object2" text:anchor-type="as-char" svg:y="-0.1909in" svg:width="1.1016in" svg:height="0.251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>*/</text:p>
      <text:p text:style-name="P11">class AllOne {</text:p>
      <text:p text:style-name="P11"><text:s text:c="4"/>private:</text:p>
      <text:p text:style-name="P12"><text:s text:c="6"/><text:span text:style-name="T3"><text:s text:c="2"/>class Node{</text:span></text:p>
      <text:p text:style-name="P20"><text:s text:c="12"/>public:</text:p>
      <text:p text:style-name="P20"><text:s text:c="16"/>int freq;</text:p>
      <text:p text:style-name="P20"><text:s text:c="16"/>Node* prev;</text:p>
      <text:p text:style-name="P20"><text:s text:c="16"/>Node* next;</text:p>
      <text:p text:style-name="P20"><text:s text:c="16"/>unordered_set&lt;string&gt; keys; // List of keys in each node</text:p>
      <text:p text:style-name="P20"/>
      <text:p text:style-name="P20"><text:s text:c="16"/>Node(int freq) : freq(freq),prev(nullptr),next(nullptr) {}</text:p>
      <text:p text:style-name="P22"><text:s text:c="8"/>};</text:p>
      <text:p text:style-name="P13"><text:s/><text:span text:style-name="T3"><text:s text:c="7"/>Node* head; // Dummy head <text:s text:c="22"/></text:span></text:p>
      <text:p text:style-name="P21"><text:s text:c="8"/>Node* tail; // Dummy tail <text:s text:c="7"/></text:p>
      <text:p text:style-name="P21"><text:s text:c="8"/>unordered_map&lt;string, Node*&gt; which_node; <text:s/>// Mapping each key to its node</text:p>
      <text:p text:style-name="P18"><text:s text:c="4"/>public:</text:p>
      <text:p text:style-name="P14"><text:s text:c="8"/>AllOne(){</text:p>
      <text:p text:style-name="P14"><text:s text:c="12"/>head = new Node(INT_MIN); <text:s/>// Create dummy head</text:p>
      <text:p text:style-name="P14"><text:s text:c="12"/>tail = new Node(INT_MAX); <text:s/>// Create dummy tail</text:p>
      <text:p text:style-name="P14"><text:s text:c="12"/>head-&gt;next=tail; <text:s text:c="2"/>// Link dummy head to dummy tail</text:p>
      <text:p text:style-name="P14"><text:s text:c="12"/>tail-&gt;prev=head; <text:s text:c="2"/>// Link dummy tail to dummy head</text:p>
      <text:p text:style-name="P14"><text:s text:c="8"/>}</text:p>
      <text:p text:style-name="P17"><text:s text:c="8"/>// Remove a node from the list</text:p>
      <text:p text:style-name="P15"><text:s text:c="8"/>void remove_node(Node* node){</text:p>
      <text:p text:style-name="P15"><text:s text:c="16"/>Node* prev_node = node-&gt;prev;</text:p>
      <text:p text:style-name="P15"><text:s text:c="16"/>Node* next_node = node-&gt;next;</text:p>
      <text:p text:style-name="P15"/>
      <text:p text:style-name="P15"><text:s text:c="16"/>prev_node-&gt;next=next_node; <text:s/></text:p>
      <text:p text:style-name="P15"><text:s text:c="16"/>next_node-&gt;prev=prev_node; </text:p>
      <text:p text:style-name="P15"/>
      <text:p text:style-name="P15"><text:s text:c="16"/>delete node; <text:s/></text:p>
      <text:p text:style-name="P15"><text:s text:c="8"/>}</text:p>
      <text:p text:style-name="P11"/>
      <text:p text:style-name="P16"/>
      <text:p text:style-name="P11"><text:s text:c="6"/><text:span text:style-name="T3"><text:s text:c="2"/>// </text:span><text:span text:style-name="T4">Function </text:span><text:span text:style-name="T4"><draw:frame draw:style-name="fr1" draw:name="Object4" text:anchor-type="as-char" svg:y="-0.1909in" svg:width="1.1035in" svg:height="0.2516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: </text:span><text:span text:style-name="T3">Inserts a new key `Key` with value 1. Or increments an existing key by 1.</text:span></text:p>
      <text:p text:style-name="P24"><text:s text:c="8"/></text:p>
      <text:section text:style-name="Sect1" text:name="Section1">
        <text:p text:style-name="P25">void inc(string key){</text:p>
        <text:p text:style-name="P26"><text:s text:c="12"/>// If the new key `key` exists</text:p>
        <text:p text:style-name="P26"><text:s text:c="12"/>if (which_node.find(key)!=which_node.end()){</text:p>
        <text:p text:style-name="P26"><text:s text:c="16"/>Node* node = which_node[key]; // Get its node</text:p>
        <text:p text:style-name="P26"><text:s text:c="16"/>int freq = node-&gt;freq; // Get its frequency</text:p>
        <text:p text:style-name="P26"><text:s text:c="16"/>node-&gt;keys.erase(key); <text:s/>// Remove it from current node's list</text:p>
        <text:p text:style-name="P26"/>
        <text:p text:style-name="P26"><text:s text:c="16"/>Node* next_node = node-&gt;next; // Get its next node</text:p>
        <text:p text:style-name="P26"><text:s text:c="16"/>if (next_node==tail || next_node-&gt;freq!=freq+1) {</text:p>
        <text:p text:style-name="P26"><text:s text:c="20"/>// Create a new node if next node does not exist... </text:p>
        <text:p text:style-name="P26"><text:s text:c="20"/>// ... or freq is not freq+1</text:p>
        <text:p text:style-name="P26"><text:s text:c="20"/>Node* new_node=new Node(freq+1);</text:p>
        <text:p text:style-name="P26"><text:s text:c="20"/>new_node-&gt;keys.insert(key);</text:p>
        <text:p text:style-name="P26"><text:s text:c="20"/>new_node-&gt;prev=node;</text:p>
        <text:p text:style-name="P26"><text:s text:c="20"/>new_node-&gt;next=next_node;</text:p>
        <text:p text:style-name="P26"><text:s text:c="20"/>node-&gt;next=new_node;</text:p>
        <text:p text:style-name="P26"><text:s text:c="20"/>next_node-&gt;prev=new_node;</text:p>
        <text:p text:style-name="P26"><text:s text:c="20"/>which_node[key]=new_node;</text:p>
        <text:p text:style-name="P26"><text:s text:c="16"/>} </text:p>
        <text:p text:style-name="P26"><text:s text:c="16"/>else{</text:p>
        <text:p text:style-name="P26"><text:s text:c="20"/>// How to Increment the freq of the new key `key`?</text:p>
        <text:p text:style-name="P26"><text:s text:c="20"/>// Just put the new key in the next node's list of keys</text:p>
        <text:p text:style-name="P26"><text:s text:c="20"/>next_node-&gt;keys.insert(key);</text:p>
        <text:p text:style-name="P26"><text:s text:c="20"/>which_node[key]=next_node;</text:p>
        <text:p text:style-name="P26"><text:s text:c="16"/>}</text:p>
        <text:p text:style-name="P26"/>
        <text:p text:style-name="P26"><text:s text:c="16"/>// Remove the current node if it has no keys left</text:p>
        <text:p text:style-name="P26"><text:s text:c="16"/>if (node-&gt;keys.empty()){</text:p>
        <text:p text:style-name="P26"><text:s text:c="20"/>remove_node(node);</text:p>
        <text:p text:style-name="P26"><text:s text:c="16"/>}</text:p>
        <text:p text:style-name="P26"><text:s text:c="12"/>} </text:p>
        <text:p text:style-name="P26"><text:s text:c="12"/>else{ <text:s/>// Key does not exist</text:p>
        <text:p text:style-name="P26"><text:s text:c="16"/>Node* first_node = head-&gt;next; // Get the first node</text:p>
        <text:p text:style-name="P26"><text:s text:c="16"/>if (first_node==tail || first_node-&gt;freq&gt;1) {</text:p>
        <text:p text:style-name="P26"><text:s text:c="20"/>// Create a new node if the first node does not exist... </text:p>
        <text:p text:style-name="P26"><text:s text:c="20"/>// ... or freq not 1</text:p>
        <text:p text:style-name="P26"><text:s text:c="20"/>Node* new_node = new Node(1);</text:p>
        <text:p text:style-name="P26"><text:s text:c="20"/>new_node-&gt;keys.insert(key);</text:p>
        <text:p text:style-name="P26"><text:s text:c="20"/>new_node-&gt;prev=head;</text:p>
        <text:p text:style-name="P26"><text:s text:c="20"/>new_node-&gt;next=first_node;</text:p>
        <text:p text:style-name="P26"><text:s text:c="20"/>head-&gt;next=new_node;</text:p>
        <text:p text:style-name="P26"><text:s text:c="20"/>first_node-&gt;prev=new_node;</text:p>
        <text:p text:style-name="P26"><text:s text:c="20"/>which_node[key]=new_node;</text:p>
        <text:p text:style-name="P26"><text:s text:c="16"/>} </text:p>
        <text:p text:style-name="P26"><text:s text:c="16"/>else{ // If all keys in the first node have a frequency of 1</text:p>
        <text:p text:style-name="P26"><text:s text:c="20"/>first_node-&gt;keys.insert(key);</text:p>
        <text:p text:style-name="P26"><text:s text:c="20"/>which_node[key]=first_node;</text:p>
        <text:p text:style-name="P26"><text:s text:c="16"/>}</text:p>
        <text:p text:style-name="P26"><text:s text:c="12"/>}</text:p>
        <text:p text:style-name="P26"><text:s text:c="8"/>}</text:p>
        <text:p text:style-name="P26"/>
      </text:section>
      <text:p text:style-name="P24"><text:s text:c="8"/></text:p>
      <text:p text:style-name="P23">// <text:span text:style-name="T6">Function </text:span><text:span text:style-name="T6"><draw:frame draw:style-name="fr1" draw:name="Object3" text:anchor-type="as-char" svg:y="-0.1909in" svg:width="1.1291in" svg:height="0.2516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">: </text:span>Decrements an existing key by 1. If Key's value is 1, remove it from th<text:span text:style-name="T6">e </text:span>data structure.</text:p>
      <text:p text:style-name="P24"><text:s text:c="6"/></text:p>
      <text:section text:style-name="Sect2" text:name="Section2">
        <text:p text:style-name="P25"><text:s text:c="2"/>void dec(string key){</text:p>
        <text:section text:style-name="Sect1" text:name="Section3">
          <text:p text:style-name="P26"><text:s text:c="12"/>// Key does not exist</text:p>
          <text:p text:style-name="P26"><text:s text:c="12"/>if (which_node.find(key)==which_node.end()) return; <text:s/></text:p>
          <text:p text:style-name="P26"><text:s text:c="12"/></text:p>
          <text:p text:style-name="P26"><text:s text:c="12"/>// Key exists</text:p>
          <text:p text:style-name="P26"><text:s text:c="12"/>Node* node=which_node[key]; // Get its node</text:p>
          <text:p text:style-name="P26"><text:s text:c="12"/>int freq=node-&gt;freq; // Get its frequency</text:p>
          <text:p text:style-name="P26"><text:s text:c="12"/>node-&gt;keys.erase(key); // Remove it from current node's list</text:p>
          <text:p text:style-name="P26"><text:s text:c="12"/></text:p>
          <text:p text:style-name="P26"/>
          <text:p text:style-name="P26"><text:s text:c="12"/>if (freq==1){</text:p>
          <text:p text:style-name="P26"><text:s text:c="16"/>// Remove the key from the map if freq is 1</text:p>
          <text:p text:style-name="P26"><text:s text:c="16"/>which_node.erase(key);</text:p>
          <text:p text:style-name="P26"><text:s text:c="12"/>} </text:p>
          <text:p text:style-name="P26"><text:s text:c="12"/>else{ // Otherwise, put it in the previous node's list of keys</text:p>
          <text:p text:style-name="P26"><text:s text:c="16"/>Node* prev_node = node-&gt;prev;</text:p>
          <text:p text:style-name="P26"><text:s text:c="16"/>if (prev_node==head || prev_node-&gt;freq!=freq-1){</text:p>
          <text:p text:style-name="P26"><text:s text:c="20"/>// Create a new node if the previous node does not exist or freq</text:p>
          <text:p text:style-name="P26"><text:s text:c="20"/>// is not freq-1</text:p>
          <text:p text:style-name="P26"><text:s text:c="20"/>Node* new_node=new Node(freq-1);</text:p>
          <text:p text:style-name="P26"><text:s text:c="20"/>new_node-&gt;keys.insert(key);</text:p>
          <text:p text:style-name="P26"><text:s text:c="20"/>new_node-&gt;prev=prev_node;</text:p>
          <text:p text:style-name="P26"><text:s text:c="20"/>new_node-&gt;next=node;</text:p>
          <text:p text:style-name="P26"><text:s text:c="20"/>prev_node-&gt;next=new_node;</text:p>
          <text:p text:style-name="P26"><text:s text:c="20"/>node-&gt;prev=new_node;</text:p>
          <text:p text:style-name="P26"><text:s text:c="20"/>which_node[key]=new_node;</text:p>
          <text:p text:style-name="P26"><text:s text:c="16"/>}</text:p>
          <text:p text:style-name="P26"><text:s text:c="16"/>else{</text:p>
          <text:p text:style-name="P26"><text:s text:c="20"/>// How to decrement the freq of the `key`?</text:p>
          <text:p text:style-name="P26"><text:s text:c="20"/>// Just put the new key in the previous node's list of keys</text:p>
          <text:p text:style-name="P26"><text:s text:c="20"/>prev_node-&gt;keys.insert(key);</text:p>
          <text:p text:style-name="P26"><text:s text:c="20"/>which_node[key]=prev_node;</text:p>
          <text:p text:style-name="P26"><text:s text:c="16"/>}</text:p>
          <text:p text:style-name="P26"><text:s text:c="12"/>}</text:p>
          <text:p text:style-name="P26"/>
          <text:p text:style-name="P26"><text:s text:c="12"/>// Remove the node if it has no keys left</text:p>
          <text:p text:style-name="P26"><text:s text:c="12"/>if (node-&gt;keys.empty()) {</text:p>
          <text:p text:style-name="P26"><text:s text:c="16"/>remove_node(node);</text:p>
          <text:p text:style-name="P26"><text:s text:c="12"/>}</text:p>
          <text:p text:style-name="P26"><text:s text:c="8"/>}</text:p>
        </text:section>
        <text:p text:style-name="P29"/>
        <text:p text:style-name="P27"><text:s text:c="7"/></text:p>
        <text:p text:style-name="P28"><text:s/>// Returns one of the keys with maximal value.</text:p>
        <text:p text:style-name="P30"><text:s text:c="8"/>string getMaxKey(){ </text:p>
        <text:p text:style-name="P30"><text:s text:c="12"/>if (tail-&gt;prev == head) return ""; </text:p>
        <text:p text:style-name="P30"><text:s text:c="12"/>return *(tail-&gt;prev-&gt;keys.begin());</text:p>
        <text:p text:style-name="P30"><text:s text:c="8"/>}</text:p>
        <text:p text:style-name="P29"/>
        <text:p text:style-name="P30"><text:s text:c="8"/>// Returns one of the keys with minimal value.</text:p>
        <text:p text:style-name="P30"><text:s text:c="8"/>string getMinKey(){</text:p>
        <text:p text:style-name="P30"><text:s text:c="12"/>if (head-&gt;next == tail) return ""; <text:s/></text:p>
        <text:p text:style-name="P30"><text:s text:c="12"/>return *(head-&gt;next-&gt;keys.begin());</text:p>
        <text:p text:style-name="P30"><text:s text:c="8"/>}</text:p>
        <text:p text:style-name="P29"><text:s text:c="7"/></text:p>
        <text:p text:style-name="P29">};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Arabic1" style:font-family-complex="'Noto Sans Arabic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5</text:page-number>/<text:page-count>5</text:page-count></text:p>
      </style:footer>
    </style:master-page>
    <style:master-page style:name="Landscape" style:page-layout-name="Mpm2">
      <style:footer>
        <text:p text:style-name="Footer"><text:tab/><text:page-number text:select-page="current">4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0:45:35.167633863</meta:creation-date>
    <dc:date>2024-09-29T19:24:24.838558112</dc:date>
    <meta:editing-duration>PT20M9S</meta:editing-duration>
    <meta:editing-cycles>6</meta:editing-cycles>
    <meta:generator>LibreOffice/24.2.5.2$Linux_X86_64 LibreOffice_project/420$Build-2</meta:generator>
    <meta:document-statistic meta:table-count="0" meta:image-count="0" meta:object-count="4" meta:page-count="5" meta:paragraph-count="169" meta:word-count="791" meta:character-count="7062" meta:non-whitespace-character-count="4526"/>
  </office:meta>
</office:document-meta>
</file>

<file path=Object 1/content.xml><?xml version="1.0" encoding="utf-8"?>
<math xmlns="http://www.w3.org/1998/Math/MathML" display="block">
  <semantics>
    <mrow>
      <mi mathvariant="normal">Θ</mi>
      <mrow>
        <mo fence="true" form="prefix" stretchy="false">(</mo>
        <mrow>
          <mn>1</mn>
        </mrow>
        <mo fence="true" form="postfix" stretchy="false">)</mo>
      </mrow>
      <mi>,</mi>
      <mi>O</mi>
      <mrow>
        <mo fence="true" form="prefix" stretchy="false">(</mo>
        <mrow>
          <mi>n</mi>
        </mrow>
        <mo fence="true" form="postfix" stretchy="false">)</mo>
      </mrow>
    </mrow>
    <annotation encoding="StarMath 5.0">%THETA(1), O(n)</annotation>
  </semantics>
</math>
</file>

<file path=Object 2/content.xml><?xml version="1.0" encoding="utf-8"?>
<math xmlns="http://www.w3.org/1998/Math/MathML" display="block">
  <semantics>
    <mrow>
      <mi mathvariant="normal">Θ</mi>
      <mrow>
        <mo fence="true" form="prefix" stretchy="false">(</mo>
        <mrow>
          <mi>n</mi>
        </mrow>
        <mo fence="true" form="postfix" stretchy="false">)</mo>
      </mrow>
      <mi>,</mi>
      <mi>O</mi>
      <mrow>
        <mo fence="true" form="prefix" stretchy="false">(</mo>
        <mrow>
          <mi>n</mi>
        </mrow>
        <mo fence="true" form="postfix" stretchy="false">)</mo>
      </mrow>
    </mrow>
    <annotation encoding="StarMath 5.0">%THETA(n), O(n)</annotation>
  </semantics>
</math>
</file>

<file path=Object 3/content.xml><?xml version="1.0" encoding="utf-8"?>
<math xmlns="http://www.w3.org/1998/Math/MathML" display="block">
  <semantics>
    <mstyle mathvariant="bold">
      <mrow>
        <mi mathvariant="italic">dec</mi>
        <mrow>
          <mo fence="true" form="prefix" stretchy="false">(</mo>
          <mrow>
            <mi mathvariant="italic">string</mi>
          </mrow>
          <mo fence="true" form="postfix" stretchy="false">)</mo>
        </mrow>
      </mrow>
    </mstyle>
    <annotation encoding="StarMath 5.0">bold {dec(string)}</annotation>
  </semantics>
</math>
</file>

<file path=Object 4/content.xml><?xml version="1.0" encoding="utf-8"?>
<math xmlns="http://www.w3.org/1998/Math/MathML" display="block">
  <semantics>
    <mstyle mathvariant="bold">
      <mrow>
        <mi mathvariant="italic">inc</mi>
        <mrow>
          <mo fence="true" form="prefix" stretchy="false">(</mo>
          <mrow>
            <mi mathvariant="italic">string</mi>
          </mrow>
          <mo fence="true" form="postfix" stretchy="false">)</mo>
        </mrow>
      </mrow>
    </mstyle>
    <annotation encoding="StarMath 5.0">bold {inc(string)}</annotation>
  </semantics>
</math>
</file>